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0346" officeooo:paragraph-rsid="00180346"/>
    </style:style>
    <style:style style:name="P2" style:family="paragraph" style:parent-style-name="Standard">
      <style:text-properties style:font-name="Arial" officeooo:rsid="00191d44" officeooo:paragraph-rsid="00191d44"/>
    </style:style>
    <style:style style:name="P3" style:family="paragraph" style:parent-style-name="Standard">
      <style:text-properties style:font-name="Arial" fo:font-weight="bold" officeooo:rsid="00180346" officeooo:paragraph-rsid="00180346" style:font-weight-asian="bold" style:font-weight-complex="bold"/>
    </style:style>
    <style:style style:name="T1" style:family="text">
      <style:text-properties officeooo:rsid="00191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BC Assignment 7 – <text:span text:style-name="T1">from Terence Way &amp; Philip Way</text:span></text:p>
      <text:p text:style-name="P1"/>
      <text:p text:style-name="P3">Part D</text:p>
      <text:p text:style-name="P1"/>
      <text:p text:style-name="P1">Our final project will be a photo management system.</text:p>
      <text:p text:style-name="P1"/>
      <text:p text:style-name="P1">We will be able to use a Web UI to access our photographs via a comprehensive search system, rather than having to search through all our photographs one at a time.</text:p>
      <text:p text:style-name="P1"/>
      <text:p text:style-name="P1">We will create a database that stores detailed information on each photo, with at least 2 tables.</text:p>
      <text:p text:style-name="P1"/>
      <text:p text:style-name="P1">Table one will consist of photo location, date, people, story/description, etc.</text:p>
      <text:p text:style-name="P1"/>
      <text:p text:style-name="P1">Table two will consist of people information</text:p>
      <text:p text:style-name="P1"/>
      <text:p text:style-name="P1">If need be, we’ll create a third table for photo file links and storage.</text:p>
      <text:p text:style-name="P1"/>
      <text:p text:style-name="P1"/>
      <text:p text:style-name="P2">Philip will handle the front end.</text:p>
      <text:p text:style-name="P2">Terence will handle the back end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4T01:30:05.354000000</meta:creation-date>
    <dc:date>2022-06-04T01:49:21.750000000</dc:date>
    <meta:editing-duration>PT6M39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112" meta:character-count="629" meta:non-whitespace-character-count="526"/>
  </office:meta>
</office:document-meta>
</file>